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Open Sans" svg:font-family="'Ope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officeooo:paragraph-rsid="0020ed55"/>
    </style:style>
    <style:style style:name="P2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officeooo:paragraph-rsid="0025d092"/>
    </style:style>
    <style:style style:name="P3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20ed55"/>
    </style:style>
    <style:style style:name="P5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5d092" officeooo:paragraph-rsid="0025d092"/>
    </style:style>
    <style:style style:name="P6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55e71" officeooo:paragraph-rsid="00255e71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f4205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0ed55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208933" officeooo:paragraph-rsid="00208933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rsid="0020ed55" officeooo:paragraph-rsid="0020ed55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f4205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f4205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rsid="00208933" officeooo:paragraph-rsid="00208933"/>
    </style:style>
    <style:style style:name="P14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55e71" officeooo:paragraph-rsid="00255e71"/>
    </style:style>
    <style:style style:name="P15" style:family="paragraph" style:parent-style-name="Text_20_body">
      <style:paragraph-properties fo:margin-left="0cm" fo:margin-right="0cm" fo:margin-top="0cm" fo:margin-bottom="0.185cm" loext:contextual-spacing="false" fo:orphans="2" fo:widows="2" fo:text-indent="0cm" style:auto-text-indent="false"/>
      <style:text-properties officeooo:rsid="0020ed55" officeooo:paragraph-rsid="00255e71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25d092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officeooo:rsid="001f4205"/>
    </style:style>
    <style:style style:name="T5" style:family="text">
      <style:text-properties fo:font-variant="normal" fo:text-transform="none" fo:color="#000000" fo:letter-spacing="normal" officeooo:rsid="0020ed55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79b6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style:font-name="Open Sans" fo:font-size="11.25pt" fo:letter-spacing="normal" fo:font-style="normal" fo:font-weight="bold"/>
    </style:style>
    <style:style style:name="T9" style:family="text">
      <style:text-properties officeooo:rsid="0025d0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7"><text:span text:style-name="T5">1.<text:tab/></text:span><text:span text:style-name="T4">Book by Jo Pardue:<text:tab/></text:span><text:a xlink:type="simple" xlink:href="https://epdf.pub/c-programming-for-microcontrollers.html" text:style-name="Internet_20_link" text:visited-style-name="Visited_20_Internet_20_Link"><text:span text:style-name="T3">https://epdf.pub/c-programming-for-microcontrollers.html</text:span></text:a></text:p>
      <text:p text:style-name="P12"/>
      <text:p text:style-name="P13">The book appears on the screen in its own window. <text:s/>Click on the download icon which is is next to the print icon.</text:p>
      <text:p text:style-name="P13"/>
      <text:p text:style-name="P13"/>
      <text:p text:style-name="P9"><text:span text:style-name="T5">2.<text:tab/>Programmers notepad<text:tab/><text:tab/></text:span><text:span text:style-name="T3">https://www.pnotepad.org/download/</text:span></text:p>
      <text:p text:style-name="P10">Get the portable version</text:p>
      <text:p text:style-name="P8"/>
      <text:p text:style-name="P10">3.<text:tab/>Arduino<text:tab/>Go to <text:tab/><text:tab/><text:a xlink:type="simple" xlink:href="https://www.arduino.cc/en/software" text:style-name="Internet_20_link" text:visited-style-name="Visited_20_Internet_20_Link">https://www.arduino.cc/en/software</text:a></text:p>
      <text:p text:style-name="P10"/>
      <text:p text:style-name="P10"/>
      <text:p text:style-name="P10">4.<text:tab/>Bray++</text:p>
      <text:p text:style-name="P1"><text:span text:style-name="T6"><text:tab/></text:span><text:a xlink:type="simple" xlink:href="https://sites.google.com/site/terminalbpp/" text:style-name="Internet_20_link" text:visited-style-name="Visited_20_Internet_20_Link"><text:span text:style-name="T7">https://sites.google.com/site/terminalbpp/</text:span></text:a><text:span text:style-name="T1">. </text:span></text:p>
      <text:p text:style-name="P4">But take care to download the version 20130820, other versions</text:p>
      <text:p text:style-name="P3">may have an issue with the "scroll" button.</text:p>
      <text:p text:style-name="P3"/>
      <text:p text:style-name="P6">Data sheet </text:p>
      <text:p text:style-name="P6">https://ww1.microchip.com/downloads/en/DeviceDoc/ATmega48A-PA-88A-PA-168A-PA-328-P-DS-DS40002061A.pdf</text:p>
      <text:p text:style-name="P6"/>
      <text:p text:style-name="P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Open Sans" svg:font-family="'Ope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7:14:03.456000000</meta:creation-date>
    <dc:date>2022-01-31T15:47:57.135000000</dc:date>
    <meta:editing-duration>PT4H53M38S</meta:editing-duration>
    <meta:editing-cycles>6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1" meta:word-count="66" meta:character-count="597" meta:non-whitespace-character-count="535"/>
  </office:meta>
</office:document-meta>
</file>